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88c6" officeooo:paragraph-rsid="000e88c6"/>
    </style:style>
    <style:style style:name="P2" style:family="paragraph" style:parent-style-name="Standard">
      <style:text-properties officeooo:rsid="0011cb7e" officeooo:paragraph-rsid="0011cb7e"/>
    </style:style>
    <style:style style:name="P3" style:family="paragraph" style:parent-style-name="Standard">
      <style:text-properties officeooo:rsid="0013b644" officeooo:paragraph-rsid="0013b644"/>
    </style:style>
    <style:style style:name="P4" style:family="paragraph" style:parent-style-name="Standard">
      <style:text-properties officeooo:rsid="0014f29e" officeooo:paragraph-rsid="0014f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ext-input text:description="">${doc['dc:title']}</text:text-input></text:p>
      <text:p text:style-name="P1"/>
      <text:p text:style-name="P2">Author : <text:text-input text:description="">${doc['dc:creator']}</text:text-input></text:p>
      <text:p text:style-name="P2"/>
      <text:p text:style-name="P2">Contributors : </text:p>
      <text:p text:style-name="P2"><text:text-input text:description="">[#list doc['dc:contributors'] as contributor]</text:text-input></text:p>
      <text:p text:style-name="P2"><text:s/>${contributor}</text:p>
      <text:p text:style-name="P2"><text:text-input text:description="">[/#list]</text:text-input></text:p>
      <text:p text:style-name="P1"/>
      <text:p text:style-name="P3">Creation Date : <text:text-input text:description="">${doc['dc:created']}</text:text-input></text:p>
      <text:p text:style-name="P3"/>
      <text:p text:style-name="P4">Subjects :</text:p>
      <text:p text:style-name="P4"><text:text-input text:description="">[#list doc['dc:subjects'] as subject]</text:text-input></text:p>
      <text:p text:style-name="P4"/>
      <text:p text:style-name="P4">${subject}</text:p>
      <text:p text:style-name="P4"/>
      <text:p text:style-name="P4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1-12-19T14:30:10</meta:creation-date>
    <dc:date>2012-01-16T15:39:03</dc:date>
    <dc:creator>tiry </dc:creator>
    <meta:editing-duration>PT00H10M32S</meta:editing-duration>
    <meta:editing-cycles>9</meta:editing-cycles>
    <meta:generator>OpenOffice.org/3.2$Unix OpenOffice.org_project/320m19$Build-9505</meta:generator>
    <meta:document-statistic meta:table-count="0" meta:image-count="0" meta:object-count="0" meta:page-count="1" meta:paragraph-count="11" meta:word-count="24" meta:character-count="231"/>
  </office:meta>
</office:document-meta>
</file>